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17"><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窗体上布局放了 x /y 方向标尺, 工具箱, Y方向滚动条</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36</meta:editing-cycles>
    <dc:date>2022-03-04T11:21:26</dc:date>
    <meta:creation-date>2008-08-22T11:41:04</meta:creation-date>
  </office:meta>
</office:document-meta>
</file>